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participant_id</text:p>
          </table:table-cell>
          <table:table-cell office:value-type="string" calcext:value-type="string">
            <text:p>SNAP_IA</text:p>
          </table:table-cell>
          <table:table-cell office:value-type="string" calcext:value-type="string">
            <text:p>SNAP_variants</text:p>
          </table:table-cell>
          <table:table-cell office:value-type="string" calcext:value-type="string">
            <text:p>mean_area</text:p>
          </table:table-cell>
          <table:table-cell office:value-type="string" calcext:value-type="string">
            <text:p>mean_dice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PVE</text:p>
          </table:table-cell>
          <table:table-cell office:value-type="string" calcext:value-type="string">
            <text:p>Mean_area_PVE</text:p>
          </table:table-cell>
        </table:table-row>
        <table:table-row table:style-name="ro1">
          <table:table-cell office:value-type="string" calcext:value-type="string">
            <text:p>sub-101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-10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1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1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02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102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102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102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102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9</text:p>
          </table:table-cell>
          <table:table-cell office:value-type="float" office:value="0.0199999966119465" calcext:value-type="float">
            <text:p>0,0199999966119465</text:p>
          </table:table-cell>
          <table:table-cell office:value-type="float" office:value="0.980000003388054" calcext:value-type="float">
            <text:p>0,98000000338805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b-102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92</text:p>
          </table:table-cell>
          <table:table-cell office:value-type="float" office:value="0.587777552781282" calcext:value-type="float">
            <text:p>0,587777552781282</text:p>
          </table:table-cell>
          <table:table-cell office:value-type="float" office:value="0.412222447218718" calcext:value-type="float">
            <text:p>0,4122224472187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102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102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b-10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2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-102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1029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3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</text:p>
          </table:table-cell>
          <table:table-cell office:value-type="float" office:value="0.0224999971687794" calcext:value-type="float">
            <text:p>0,0224999971687794</text:p>
          </table:table-cell>
          <table:table-cell office:value-type="float" office:value="0.977500002831221" calcext:value-type="float">
            <text:p>0,9775000028312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103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3</text:p>
          </table:table-cell>
          <table:table-cell office:value-type="float" office:value="0.046315776674371" calcext:value-type="float">
            <text:p>0,046315776674371</text:p>
          </table:table-cell>
          <table:table-cell office:value-type="float" office:value="0.953684223325629" calcext:value-type="float">
            <text:p>0,9536842233256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03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b-103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b-10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10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8</text:p>
          </table:table-cell>
          <table:table-cell office:value-type="float" office:value="0.0130769220682291" calcext:value-type="float">
            <text:p>0,0130769220682291</text:p>
          </table:table-cell>
          <table:table-cell office:value-type="float" office:value="0.986923077931771" calcext:value-type="float">
            <text:p>0,9869230779317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103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103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b-103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103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103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b-103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03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92</text:p>
          </table:table-cell>
          <table:table-cell office:value-type="float" office:value="0.214999967254698" calcext:value-type="float">
            <text:p>0,214999967254698</text:p>
          </table:table-cell>
          <table:table-cell office:value-type="float" office:value="0.785000033238355" calcext:value-type="float">
            <text:p>0,785000033238355</text:p>
          </table:table-cell>
          <table:table-cell office:value-type="float" office:value="-0.000000000493052931815896" calcext:value-type="float">
            <text:p>-4,93052931815896E-10</text:p>
          </table:table-cell>
          <table:table-cell office:value-type="float" office:value="34.0000000167638" calcext:value-type="float">
            <text:p>34,0000000167638</text:p>
          </table:table-cell>
        </table:table-row>
        <table:table-row table:style-name="ro1">
          <table:table-cell office:value-type="string" calcext:value-type="string">
            <text:p>sub-103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b-10428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4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104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4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b-104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ub-104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104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92</text:p>
          </table:table-cell>
          <table:table-cell table:number-columns-repeated="3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4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104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104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104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b-1050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5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266666685541471" calcext:value-type="float">
            <text:p>0,0266666685541471</text:p>
          </table:table-cell>
          <table:table-cell office:value-type="float" office:value="0.973333328962326" calcext:value-type="float">
            <text:p>0,973333328962326</text:p>
          </table:table-cell>
          <table:table-cell office:value-type="float" office:value="0.00000000248352682863384" calcext:value-type="float">
            <text:p>2,48352682863384E-09</text:p>
          </table:table-cell>
          <table:table-cell office:value-type="float" office:value="5.99999998509884" calcext:value-type="float">
            <text:p>5,99999998509884</text:p>
          </table:table-cell>
        </table:table-row>
        <table:table-row table:style-name="ro1">
          <table:table-cell office:value-type="string" calcext:value-type="string">
            <text:p>sub-105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105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10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10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5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b-105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b-105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5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b-105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b-105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06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b-106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-106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b-10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106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106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106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106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b-10680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68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ub-106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106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96</text:p>
          </table:table-cell>
          <table:table-cell office:value-type="float" office:value="0.0133333296486826" calcext:value-type="float">
            <text:p>0,0133333296486826</text:p>
          </table:table-cell>
          <table:table-cell office:value-type="float" office:value="0.986666670351317" calcext:value-type="float">
            <text:p>0,9866666703513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b-106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b-107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10719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b-107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7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07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107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b-10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10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b-108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108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8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108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108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08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109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109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9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9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109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ub-109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ub-109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b-109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1097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09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109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77999925613403" calcext:value-type="float">
            <text:p>0,377999925613403</text:p>
          </table:table-cell>
          <table:table-cell office:value-type="float" office:value="0.622000074386597" calcext:value-type="float">
            <text:p>0,6220000743865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-109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b-109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.150000005960464" calcext:value-type="float">
            <text:p>0,150000005960464</text:p>
          </table:table-cell>
          <table:table-cell office:value-type="float" office:value="0.849999994039536" calcext:value-type="float">
            <text:p>0,8499999940395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-110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38461444928096" calcext:value-type="float">
            <text:p>0,0338461444928096</text:p>
          </table:table-cell>
          <table:table-cell office:value-type="float" office:value="0.966153855507191" calcext:value-type="float">
            <text:p>0,966153855507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110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D</text:p>
          </table:table-cell>
          <table:table-cell table:number-columns-repeated="3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11062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b-110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7</text:p>
          </table:table-cell>
          <table:table-cell office:value-type="float" office:value="0.0205263118994863" calcext:value-type="float">
            <text:p>0,0205263118994863</text:p>
          </table:table-cell>
          <table:table-cell office:value-type="float" office:value="0.979473688100514" calcext:value-type="float">
            <text:p>0,9794736881005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10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110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10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11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92</text:p>
          </table:table-cell>
          <table:table-cell table:number-columns-repeated="3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9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110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0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8</text:p>
          </table:table-cell>
          <table:table-cell office:value-type="float" office:value="0.0845454281026667" calcext:value-type="float">
            <text:p>0,0845454281026667</text:p>
          </table:table-cell>
          <table:table-cell office:value-type="float" office:value="0.915454571897333" calcext:value-type="float">
            <text:p>0,9154545718973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1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11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11106</text:p>
          </table:table-cell>
          <table:table-cell office:value-type="string" calcext:value-type="string">
            <text:p>Kissing</text:p>
          </table:table-cell>
          <table:table-cell office:value-type="string" calcext:value-type="string">
            <text:p>ONE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b-111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-1112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111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11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-111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b-111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b-111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-111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8</text:p>
          </table:table-cell>
          <table:table-cell office:value-type="float" office:value="0.0269565219464509" calcext:value-type="float">
            <text:p>0,0269565219464509</text:p>
          </table:table-cell>
          <table:table-cell office:value-type="float" office:value="0.973043478053549" calcext:value-type="float">
            <text:p>0,97304347805354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111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b-500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50005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-500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57499969005585" calcext:value-type="float">
            <text:p>0,157499969005585</text:p>
          </table:table-cell>
          <table:table-cell office:value-type="float" office:value="0.842500030994415" calcext:value-type="float">
            <text:p>0,842500030994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-500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19999814033508" calcext:value-type="float">
            <text:p>0,0819999814033508</text:p>
          </table:table-cell>
          <table:table-cell office:value-type="float" office:value="0.918000018596649" calcext:value-type="float">
            <text:p>0,9180000185966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-500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b-50014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50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500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50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8</text:p>
          </table:table-cell>
          <table:table-cell office:value-type="float" office:value="0.0327999925613403" calcext:value-type="float">
            <text:p>0,0327999925613403</text:p>
          </table:table-cell>
          <table:table-cell office:value-type="float" office:value="0.96720000743866" calcext:value-type="float">
            <text:p>0,967200007438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-500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-500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5</text:p>
          </table:table-cell>
          <table:table-cell office:value-type="float" office:value="0.017222222354677" calcext:value-type="float">
            <text:p>0,017222222354677</text:p>
          </table:table-cell>
          <table:table-cell office:value-type="float" office:value="0.982777777645323" calcext:value-type="float">
            <text:p>0,9827777776453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50032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500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500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b-500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500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500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809999823570251" calcext:value-type="float">
            <text:p>0,0809999823570251</text:p>
          </table:table-cell>
          <table:table-cell office:value-type="float" office:value="0.919000017642975" calcext:value-type="float">
            <text:p>0,9190000176429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b-500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5</text:p>
          </table:table-cell>
          <table:table-cell office:value-type="float" office:value="0.00615384658941856" calcext:value-type="float">
            <text:p>0,00615384658941856</text:p>
          </table:table-cell>
          <table:table-cell office:value-type="float" office:value="0.99384615283746" calcext:value-type="float">
            <text:p>0,99384615283746</text:p>
          </table:table-cell>
          <table:table-cell office:value-type="float" office:value="0.000000000573121439195745" calcext:value-type="float">
            <text:p>5,73121439195745E-10</text:p>
          </table:table-cell>
          <table:table-cell office:value-type="float" office:value="25.9999999850988" calcext:value-type="float">
            <text:p>25,9999999850988</text:p>
          </table:table-cell>
        </table:table-row>
        <table:table-row table:style-name="ro1">
          <table:table-cell office:value-type="string" calcext:value-type="string">
            <text:p>sub-500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7</text:p>
          </table:table-cell>
          <table:table-cell office:value-type="float" office:value="0.247999969124794" calcext:value-type="float">
            <text:p>0,247999969124794</text:p>
          </table:table-cell>
          <table:table-cell office:value-type="float" office:value="0.752000033855438" calcext:value-type="float">
            <text:p>0,752000033855438</text:p>
          </table:table-cell>
          <table:table-cell office:value-type="float" office:value="-0.00000000298023206113385" calcext:value-type="float">
            <text:p>-2,98023206113385E-09</text:p>
          </table:table-cell>
          <table:table-cell office:value-type="float" office:value="20.0000000596046" calcext:value-type="float">
            <text:p>20,0000000596046</text:p>
          </table:table-cell>
        </table:table-row>
        <table:table-row table:style-name="ro1">
          <table:table-cell office:value-type="string" calcext:value-type="string">
            <text:p>sub-500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500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96</text:p>
          </table:table-cell>
          <table:table-cell office:value-type="float" office:value="0.0266666660706202" calcext:value-type="float">
            <text:p>0,0266666660706202</text:p>
          </table:table-cell>
          <table:table-cell office:value-type="float" office:value="0.97333333392938" calcext:value-type="float">
            <text:p>0,973333333929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b-500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b-500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</text:p>
          </table:table-cell>
          <table:table-cell office:value-type="float" office:value="0.0569230684867272" calcext:value-type="float">
            <text:p>0,0569230684867272</text:p>
          </table:table-cell>
          <table:table-cell office:value-type="float" office:value="0.943076931513273" calcext:value-type="float">
            <text:p>0,9430769315132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500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b-500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b-50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500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b-500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b-500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500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500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7</text:p>
          </table:table-cell>
          <table:table-cell office:value-type="float" office:value="0.0246666630109151" calcext:value-type="float">
            <text:p>0,0246666630109151</text:p>
          </table:table-cell>
          <table:table-cell office:value-type="float" office:value="0.975333336989085" calcext:value-type="float">
            <text:p>0,9753333369890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b-50075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85</text:p>
          </table:table-cell>
          <table:table-cell office:value-type="float" office:value="0.0115384619969588" calcext:value-type="float">
            <text:p>0,0115384619969588</text:p>
          </table:table-cell>
          <table:table-cell office:value-type="float" office:value="0.988461538003041" calcext:value-type="float">
            <text:p>0,9884615380030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500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500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999999897820609" calcext:value-type="float">
            <text:p>0,0999999897820609</text:p>
          </table:table-cell>
          <table:table-cell office:value-type="float" office:value="0.900000010217939" calcext:value-type="float">
            <text:p>0,9000000102179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-50085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b-60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6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600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600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600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b-60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600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b-60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60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b-60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60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600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-600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600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600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b-600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600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600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-600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b-600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600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93</text:p>
          </table:table-cell>
          <table:table-cell office:value-type="float" office:value="0.0935714031968798" calcext:value-type="float">
            <text:p>0,0935714031968798</text:p>
          </table:table-cell>
          <table:table-cell office:value-type="float" office:value="0.90642859680312" calcext:value-type="float">
            <text:p>0,906428596803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b-600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60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96</text:p>
          </table:table-cell>
          <table:table-cell office:value-type="float" office:value="0.0376922946709853" calcext:value-type="float">
            <text:p>0,0376922946709853</text:p>
          </table:table-cell>
          <table:table-cell office:value-type="float" office:value="0.962307705329015" calcext:value-type="float">
            <text:p>0,9623077053290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600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600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-600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600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600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60072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b-600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b-600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b-6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600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60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b-600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b-600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700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-700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2</text:p>
          </table:table-cell>
          <table:table-cell office:value-type="float" office:value="0.0058064523243135" calcext:value-type="float">
            <text:p>0,0058064523243135</text:p>
          </table:table-cell>
          <table:table-cell office:value-type="float" office:value="0.994193548156369" calcext:value-type="float">
            <text:p>0,994193548156369</text:p>
          </table:table-cell>
          <table:table-cell office:value-type="float" office:value="-0.000000000480682382786313" calcext:value-type="float">
            <text:p>-4,80682382786313E-10</text:p>
          </table:table-cell>
          <table:table-cell office:value-type="float" office:value="31.0000000149012" calcext:value-type="float">
            <text:p>31,0000000149012</text:p>
          </table:table-cell>
        </table:table-row>
        <table:table-row table:style-name="ro1">
          <table:table-cell office:value-type="string" calcext:value-type="string">
            <text:p>sub-700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b-700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-700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b-700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1</text:p>
          </table:table-cell>
          <table:table-cell office:value-type="float" office:value="0.0281818183985623" calcext:value-type="float">
            <text:p>0,0281818183985623</text:p>
          </table:table-cell>
          <table:table-cell office:value-type="float" office:value="0.971818181601438" calcext:value-type="float">
            <text:p>0,9718181816014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b-70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b-700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700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b-700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7003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36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table:style-name="ce1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-700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b-700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-700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700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b-70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b-700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9999995231628" calcext:value-type="float">
            <text:p>0,129999995231628</text:p>
          </table:table-cell>
          <table:table-cell office:value-type="float" office:value="0.870000004768372" calcext:value-type="float">
            <text:p>0,8700000047683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-700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b-70068</text:p>
          </table:table-cell>
          <table:table-cell office:value-type="string" calcext:value-type="string">
            <text:p>Kissing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7</text:p>
          </table:table-cell>
          <table:table-cell office:value-type="float" office:value="0.0494444304042392" calcext:value-type="float">
            <text:p>0,0494444304042392</text:p>
          </table:table-cell>
          <table:table-cell office:value-type="float" office:value="0.950555569595761" calcext:value-type="float">
            <text:p>0,9505555695957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b-700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b-700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-700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ub-700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94</text:p>
          </table:table-cell>
          <table:table-cell office:value-type="float" office:value="0.0322727235880765" calcext:value-type="float">
            <text:p>0,0322727235880765</text:p>
          </table:table-cell>
          <table:table-cell office:value-type="float" office:value="0.967727276411924" calcext:value-type="float">
            <text:p>0,9677272764119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b-700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b-700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700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b-700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sub-700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IFORM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329999983310699" calcext:value-type="float">
            <text:p>0,329999983310699</text:p>
          </table:table-cell>
          <table:table-cell office:value-type="float" office:value="0.670000016689301" calcext:value-type="float">
            <text:p>0,670000016689301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sub-7008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b-700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-700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5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 table:number-rows-repeated="104830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43:53.305748315</meta:creation-date>
    <dc:date>2025-04-22T14:44:49.911952211</dc:date>
    <meta:editing-duration>PT57S</meta:editing-duration>
    <meta:editing-cycles>1</meta:editing-cycles>
    <meta:document-statistic meta:table-count="1" meta:cell-count="2457" meta:object-count="0"/>
    <meta:generator>LibreOffice/24.2.7.2$Linux_X86_64 LibreOffice_project/420$Build-2</meta:generator>
  </office:meta>
</office:document-meta>
</file>